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42%" draw:textarea-horizontal-align="justify" draw:textarea-vertical-align="middle" draw:auto-grow-height="false" fo:min-height="1.726cm" fo:min-width="1.476cm"/>
    </style:style>
    <style:style style:name="gr2" style:family="graphic" style:parent-style-name="standard">
      <style:graphic-properties draw:fill-color="#158466" draw:opacity="45%" draw:textarea-horizontal-align="justify" draw:textarea-vertical-align="middle" draw:auto-grow-height="false" fo:min-height="1.726cm" fo:min-width="1.476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P1" style:family="paragraph">
      <loext:graphic-properties draw:opacity="42%"/>
      <style:paragraph-properties fo:text-align="center"/>
    </style:style>
    <style:style style:name="P2" style:family="paragraph">
      <loext:graphic-properties draw:fill-color="#158466" draw:opacity="45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794cm" svg:x="6.334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794cm" svg:height="2.794cm" svg:x="8.366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069cm" svg:height="0.424cm" svg:x="7.096cm" svg:y="18.9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1.039cm" svg:height="0.424cm" svg:x="9.359cm" svg:y="18.9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3" draw:layer="layout" svg:width="1.696cm" svg:height="0.424cm" svg:x="7.858cm" svg:y="21.44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4" draw:layer="layout" svg:x1="8.747cm" svg:y1="21.32cm" svg:x2="8.747cm" svg:y2="19.28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30T20:29:09.420365718</dc:date>
    <meta:editing-duration>PT2H42M58S</meta:editing-duration>
    <meta:editing-cycles>60</meta:editing-cycles>
    <meta:generator>LibreOffice/6.4.7.2$Linux_X86_64 LibreOffice_project/40$Build-2</meta:generator>
    <meta:document-statistic meta:object-count="6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 A )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i>B</mi>
        </mrow>
        <mo fence="true" stretchy="false">)</mo>
      </mrow>
    </mrow>
    <annotation encoding="StarMath 5.0">P( B )</annotation>
  </semantics>
</math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</mrow>
    <annotation encoding="StarMath 5.0">P(A intersection B)</annotation>
  </semantics>
</math>
</file>